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  <table:table-cell table:number-columns-repeated="2"/>
        </table:table-row>
        <table:table-row table:style-name="ro1"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  <table:table-cell table:number-columns-repeated="2"/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  <table:table-cell table:number-columns-repeated="2"/>
        </table:table-row>
        <table:table-row table:style-name="ro1"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  <table:table-cell table:number-columns-repeated="2"/>
        </table:table-row>
        <table:table-row table:style-name="ro1"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  <table:table-cell/>
          <table:table-cell office:value-type="string" calcext:value-type="string">
            <text:p>1 &amp; 2 none</text:p>
          </table:table-cell>
        </table:table-row>
        <table:table-row table:style-name="ro1">
          <table:table-cell office:value-type="float" office:value="13567.8" calcext:value-type="float">
            <text:p>13567.8</text:p>
          </table:table-cell>
          <table:table-cell office:value-type="float" office:value="1" calcext:value-type="float">
            <text:p>1</text:p>
          </table:table-cell>
          <table:table-cell office:value-type="float" office:value="101623" calcext:value-type="float">
            <text:p>101623</text:p>
          </table:table-cell>
          <table:table-cell office:value-type="float" office:value="9.17503" calcext:value-type="float">
            <text:p>9.1750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.75169" calcext:value-type="float">
            <text:p>7.7516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77" calcext:value-type="float">
            <text:p>0.239877</text:p>
          </table:table-cell>
          <table:table-cell office:value-type="float" office:value="0.239143" calcext:value-type="float">
            <text:p>0.239143</text:p>
          </table:table-cell>
          <table:table-cell office:value-type="float" office:value="0.240667" calcext:value-type="float">
            <text:p>0.240667</text:p>
          </table:table-cell>
          <table:table-cell office:value-type="float" office:value="0.235386" calcext:value-type="float">
            <text:p>0.235386</text:p>
          </table:table-cell>
          <table:table-cell office:value-type="float" office:value="0.234103" calcext:value-type="float">
            <text:p>0.234103</text:p>
          </table:table-cell>
          <table:table-cell office:value-type="float" office:value="0.236239" calcext:value-type="float">
            <text:p>0.236239</text:p>
          </table:table-cell>
          <table:table-cell office:value-type="float" office:value="0.574853" calcext:value-type="float">
            <text:p>0.574853</text:p>
          </table:table-cell>
          <table:table-cell office:value-type="float" office:value="0.569397" calcext:value-type="float">
            <text:p>0.569397</text:p>
          </table:table-cell>
          <table:table-cell office:value-type="float" office:value="0.577763" calcext:value-type="float">
            <text:p>0.577763</text:p>
          </table:table-cell>
          <table:table-cell office:value-type="float" office:value="0.564252" calcext:value-type="float">
            <text:p>0.564252</text:p>
          </table:table-cell>
          <table:table-cell office:value-type="float" office:value="0.56035" calcext:value-type="float">
            <text:p>0.56035</text:p>
          </table:table-cell>
          <table:table-cell office:value-type="float" office:value="0.567827" calcext:value-type="float">
            <text:p>0.567827</text:p>
          </table:table-cell>
          <table:table-cell office:value-type="float" office:value="2.39645" calcext:value-type="float">
            <text:p>2.39645</text:p>
          </table:table-cell>
          <table:table-cell office:value-type="float" office:value="2.39713" calcext:value-type="float">
            <text:p>2.39713</text:p>
          </table:table-cell>
          <table:table-cell office:value-type="float" office:value="5.6691" calcext:value-type="float">
            <text:p>5.6691</text:p>
          </table:table-cell>
          <table:table-cell table:number-columns-repeated="2"/>
        </table:table-row>
        <table:table-row table:style-name="ro1">
          <table:table-cell office:value-type="float" office:value="55878.2" calcext:value-type="float">
            <text:p>55878.2</text:p>
          </table:table-cell>
          <table:table-cell office:value-type="float" office:value="1" calcext:value-type="float">
            <text:p>1</text:p>
          </table:table-cell>
          <table:table-cell office:value-type="float" office:value="304091" calcext:value-type="float">
            <text:p>304091</text:p>
          </table:table-cell>
          <table:table-cell office:value-type="float" office:value="10.4971" calcext:value-type="float">
            <text:p>10.497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8.60834" calcext:value-type="float">
            <text:p>8.6083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77" calcext:value-type="float">
            <text:p>0.239877</text:p>
          </table:table-cell>
          <table:table-cell office:value-type="float" office:value="0.239146" calcext:value-type="float">
            <text:p>0.239146</text:p>
          </table:table-cell>
          <table:table-cell office:value-type="float" office:value="0.241017" calcext:value-type="float">
            <text:p>0.241017</text:p>
          </table:table-cell>
          <table:table-cell office:value-type="float" office:value="0.223368" calcext:value-type="float">
            <text:p>0.223368</text:p>
          </table:table-cell>
          <table:table-cell office:value-type="float" office:value="0.221983" calcext:value-type="float">
            <text:p>0.221983</text:p>
          </table:table-cell>
          <table:table-cell office:value-type="float" office:value="0.224424" calcext:value-type="float">
            <text:p>0.224424</text:p>
          </table:table-cell>
          <table:table-cell office:value-type="float" office:value="0.622706" calcext:value-type="float">
            <text:p>0.622706</text:p>
          </table:table-cell>
          <table:table-cell office:value-type="float" office:value="0.620234" calcext:value-type="float">
            <text:p>0.620234</text:p>
          </table:table-cell>
          <table:table-cell office:value-type="float" office:value="0.625754" calcext:value-type="float">
            <text:p>0.625754</text:p>
          </table:table-cell>
          <table:table-cell office:value-type="float" office:value="0.57991" calcext:value-type="float">
            <text:p>0.57991</text:p>
          </table:table-cell>
          <table:table-cell office:value-type="float" office:value="0.57598" calcext:value-type="float">
            <text:p>0.57598</text:p>
          </table:table-cell>
          <table:table-cell office:value-type="float" office:value="0.583439" calcext:value-type="float">
            <text:p>0.583439</text:p>
          </table:table-cell>
          <table:table-cell office:value-type="float" office:value="2.59594" calcext:value-type="float">
            <text:p>2.59594</text:p>
          </table:table-cell>
          <table:table-cell office:value-type="float" office:value="2.59621" calcext:value-type="float">
            <text:p>2.59621</text:p>
          </table:table-cell>
          <table:table-cell office:value-type="float" office:value="5.70936" calcext:value-type="float">
            <text:p>5.70936</text:p>
          </table:table-cell>
          <table:table-cell table:number-columns-repeated="2"/>
        </table:table-row>
        <table:table-row table:style-name="ro1">
          <table:table-cell office:value-type="float" office:value="112334" calcext:value-type="float">
            <text:p>112334</text:p>
          </table:table-cell>
          <table:table-cell office:value-type="float" office:value="9055" calcext:value-type="float">
            <text:p>9055</text:p>
          </table:table-cell>
          <table:table-cell office:value-type="float" office:value="437844" calcext:value-type="float">
            <text:p>437844</text:p>
          </table:table-cell>
          <table:table-cell office:value-type="float" office:value="11.4606" calcext:value-type="float">
            <text:p>11.460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9.26693" calcext:value-type="float">
            <text:p>9.2669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78" calcext:value-type="float">
            <text:p>0.239878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0684" calcext:value-type="float">
            <text:p>0.240684</text:p>
          </table:table-cell>
          <table:table-cell office:value-type="float" office:value="0.207189" calcext:value-type="float">
            <text:p>0.207189</text:p>
          </table:table-cell>
          <table:table-cell office:value-type="float" office:value="0.205899" calcext:value-type="float">
            <text:p>0.205899</text:p>
          </table:table-cell>
          <table:table-cell office:value-type="float" office:value="0.208203" calcext:value-type="float">
            <text:p>0.208203</text:p>
          </table:table-cell>
          <table:table-cell office:value-type="float" office:value="0.670561" calcext:value-type="float">
            <text:p>0.670561</text:p>
          </table:table-cell>
          <table:table-cell office:value-type="float" office:value="0.667483" calcext:value-type="float">
            <text:p>0.667483</text:p>
          </table:table-cell>
          <table:table-cell office:value-type="float" office:value="0.673477" calcext:value-type="float">
            <text:p>0.673477</text:p>
          </table:table-cell>
          <table:table-cell office:value-type="float" office:value="0.579154" calcext:value-type="float">
            <text:p>0.579154</text:p>
          </table:table-cell>
          <table:table-cell office:value-type="float" office:value="0.575379" calcext:value-type="float">
            <text:p>0.575379</text:p>
          </table:table-cell>
          <table:table-cell office:value-type="float" office:value="0.582706" calcext:value-type="float">
            <text:p>0.582706</text:p>
          </table:table-cell>
          <table:table-cell office:value-type="float" office:value="2.79543" calcext:value-type="float">
            <text:p>2.79543</text:p>
          </table:table-cell>
          <table:table-cell office:value-type="float" office:value="2.79529" calcext:value-type="float">
            <text:p>2.79529</text:p>
          </table:table-cell>
          <table:table-cell office:value-type="float" office:value="5.72249" calcext:value-type="float">
            <text:p>5.722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01:44.977802975</meta:creation-date>
    <dc:date>2023-01-04T22:02:41.353317782</dc:date>
    <meta:editing-duration>PT56S</meta:editing-duration>
    <meta:editing-cycles>1</meta:editing-cycles>
    <meta:document-statistic meta:table-count="1" meta:cell-count="217" meta:object-count="0"/>
    <meta:generator>LibreOffice/7.3.7.2$Linux_AARCH64 LibreOffice_project/30$Build-2</meta:generator>
  </office:meta>
</office:document-meta>
</file>